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700000279D50D8235AC0E6D17.jpg" manifest:media-type="image/jpeg"/>
  <manifest:file-entry manifest:full-path="Pictures/10000000000000690000002D26248C5A734A65FC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0118in" table:align="left" style:writing-mode="lr-tb"/>
    </style:style>
    <style:style style:name="Table1.A" style:family="table-column">
      <style:table-column-properties style:column-width="6.0118in"/>
    </style:style>
    <style:style style:name="Table1.1" style:family="table-row">
      <style:table-row-properties style:min-row-height="0.3646in" fo:keep-together="always"/>
    </style:style>
    <style:style style:name="Table1.A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6.0118in" table:align="left" style:writing-mode="lr-tb"/>
    </style:style>
    <style:style style:name="Table2.A" style:family="table-column">
      <style:table-column-properties style:column-width="0.6896in"/>
    </style:style>
    <style:style style:name="Table2.B" style:family="table-column">
      <style:table-column-properties style:column-width="1.2792in"/>
    </style:style>
    <style:style style:name="Table2.C" style:family="table-column">
      <style:table-column-properties style:column-width="2.0674in"/>
    </style:style>
    <style:style style:name="Table2.D" style:family="table-column">
      <style:table-column-properties style:column-width="1.9757in"/>
    </style:style>
    <style:style style:name="Table2.1" style:family="table-row">
      <style:table-row-properties style:min-row-height="0.0972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0035in" fo:margin-left="-0.0486in" table:align="left" style:writing-mode="lr-tb"/>
    </style:style>
    <style:style style:name="Table3.A" style:family="table-column">
      <style:table-column-properties style:column-width="3.8903in"/>
    </style:style>
    <style:style style:name="Table3.B" style:family="table-column">
      <style:table-column-properties style:column-width="2.1132in"/>
    </style:style>
    <style:style style:name="Table3.1" style:family="table-row">
      <style:table-row-properties style:min-row-height="0.1875in" fo:keep-together="always"/>
    </style:style>
    <style:style style:name="Table3.A1" style:family="table-cell">
      <style:table-cell-properties style:vertical-align="top" fo:background-color="#eaf1dd" fo:padding-left="0.0486in" fo:padding-right="0.0486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6.0181in" fo:margin-left="-0.0486in" table:align="left" style:writing-mode="lr-tb"/>
    </style:style>
    <style:style style:name="Table4.A" style:family="table-column">
      <style:table-column-properties style:column-width="3.2653in"/>
    </style:style>
    <style:style style:name="Table4.B" style:family="table-column">
      <style:table-column-properties style:column-width="0.7139in"/>
    </style:style>
    <style:style style:name="Table4.C" style:family="table-column">
      <style:table-column-properties style:column-width="2.0389in"/>
    </style:style>
    <style:style style:name="Table4.1" style:family="table-row">
      <style:table-row-properties style:min-row-height="0.1965in" fo:keep-together="always"/>
    </style:style>
    <style:style style:name="Table4.A1" style:family="table-cell">
      <style:table-cell-properties style:vertical-align="top" fo:background-color="#eaf1dd" fo:padding-left="0.0486in" fo:padding-right="0.0486in" fo:padding-top="0in" fo:padding-bottom="0in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0486in" fo:padding-right="0.0486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0486in" fo:padding-right="0.0486in" fo:padding-top="0in" fo:padding-bottom="0in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in" fo:margin-right="-5.4134in" fo:text-align="center" style:justify-single-word="false" fo:text-indent="0in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2.828in" fo:margin-right="0.0783in" fo:text-align="center" style:justify-single-word="false" fo:text-indent="1.6917in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1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2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3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14" style:family="paragraph" style:parent-style-name="Footer">
      <style:text-properties style:font-size-complex="10pt"/>
    </style:style>
    <style:style style:name="P15" style:family="paragraph" style:parent-style-name="Standard">
      <style:paragraph-properties fo:margin-left="0in" fo:margin-right="-0.0161in" fo:text-indent="0in" style:auto-text-indent="false"/>
      <style:text-properties style:font-name="Arial" style:font-name-complex="Arial"/>
    </style:style>
    <style:style style:name="P16" style:family="paragraph" style:parent-style-name="Standard">
      <style:paragraph-properties fo:margin-left="0in" fo:margin-right="-0.0161in" fo:text-align="center" style:justify-single-word="false" fo:text-indent="0in" style:auto-text-indent="false"/>
      <style:text-properties style:font-name="Arial" style:font-name-complex="Arial" style:font-weight-complex="bold"/>
    </style:style>
    <style:style style:name="P17" style:family="paragraph" style:parent-style-name="Standard">
      <style:paragraph-properties fo:margin-left="0in" fo:margin-right="-0.0161in" fo:text-indent="0in" style:auto-text-indent="false"/>
      <style:text-properties style:font-name="Arial" fo:font-weight="bold" style:font-weight-asian="bold" style:font-name-complex="Arial"/>
    </style:style>
    <style:style style:name="P18" style:family="paragraph" style:parent-style-name="Standard">
      <style:paragraph-properties fo:margin-left="0.05in" fo:margin-right="0in" fo:text-align="center" style:justify-single-word="false" fo:text-indent="0in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19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20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21" style:family="paragraph" style:parent-style-name="Header">
      <style:paragraph-properties>
        <style:tab-stops>
          <style:tab-stop style:position="0.4917in"/>
          <style:tab-stop style:position="3.0689in" style:type="center"/>
          <style:tab-stop style:position="6.1374in" style:type="right"/>
        </style:tab-stops>
      </style:paragraph-properties>
      <style:text-properties style:font-name="Arial" style:font-name-complex="Arial"/>
    </style:style>
    <style:style style:name="P22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23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4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5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26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27" style:family="paragraph" style:parent-style-name="Standard">
      <style:paragraph-properties fo:text-align="center" style:justify-single-word="false"/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28" style:family="paragraph" style:parent-style-name="Standard" style:list-style-name="WW8Num12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29" style:family="paragraph" style:parent-style-name="Standard" style:list-style-name="WW8Num7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0" style:family="paragraph" style:parent-style-name="Standard" style:master-page-name="Standard">
      <style:paragraph-properties fo:margin-left="0in" fo:margin-right="-0.0161in" fo:text-align="center" style:justify-single-word="false" fo:text-indent="0in" style:auto-text-indent="false" style:page-number="auto"/>
    </style:style>
    <style:style style:name="P31" style:family="paragraph" style:parent-style-name="Standard">
      <style:paragraph-properties fo:margin-left="0.05in" fo:margin-right="0in" fo:text-indent="0in" style:auto-text-indent="false"/>
      <style:text-properties style:font-name="Arial" fo:font-size="11pt" style:font-size-asian="11pt" style:font-name-complex="Arial" style:font-size-complex="11pt"/>
    </style:style>
    <style:style style:name="P32" style:family="paragraph" style:parent-style-name="Heading_20_1">
      <style:paragraph-properties fo:margin-left="0.2992in" fo:margin-right="-0.0161in" fo:margin-top="0.0835in" fo:margin-bottom="0.0417in" loext:contextual-spacing="false" fo:text-indent="-0.2992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3" style:family="paragraph" style:parent-style-name="Heading_20_1">
      <style:paragraph-properties fo:margin-left="0.3in" fo:margin-right="-0.0161in" fo:text-indent="-0.3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4" style:family="paragraph" style:parent-style-name="Heading_20_1">
      <style:paragraph-properties fo:margin-left="0.3in" fo:margin-right="-0.0161in" fo:margin-top="0.0835in" fo:margin-bottom="0.0417in" loext:contextual-spacing="false" fo:text-indent="-0.3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5" style:family="paragraph" style:parent-style-name="Heading_20_1">
      <style:paragraph-properties fo:margin-left="0in" fo:margin-right="-0.0161in" fo:margin-top="0.0835in" fo:margin-bottom="0.0417in" loext:contextual-spacing="false" fo:text-indent="0in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6" style:family="paragraph" style:parent-style-name="Heading_20_2" style:list-style-name="">
      <style:paragraph-properties fo:margin-left="0in" fo:margin-right="0in" fo:margin-top="0in" fo:margin-bottom="0in" loext:contextual-spacing="false" fo:text-indent="0in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37" style:family="paragraph" style:parent-style-name="Heading_20_2" style:list-style-name="">
      <style:paragraph-properties fo:margin-left="0in" fo:margin-right="0in" fo:margin-top="0in" fo:margin-bottom="0in" loext:contextual-spacing="false" fo:text-indent="0in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P38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9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2pt" officeooo:rsid="00115672" officeooo:paragraph-rsid="00115672" style:font-size-asian="12pt" style:font-name-complex="Arial" style:font-size-complex="12pt"/>
    </style:style>
    <style:style style:name="P40" style:family="paragraph" style:parent-style-name="Header" style:list-style-name="L1">
      <style:paragraph-properties fo:text-align="justify" style:justify-single-word="false">
        <style:tab-stops/>
      </style:paragraph-properties>
      <style:text-properties style:font-name="Arial" fo:font-size="12pt" officeooo:rsid="0014bca7" officeooo:paragraph-rsid="0014bca7" style:font-size-asian="12pt" style:font-name-complex="Arial" style:font-size-complex="12pt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34161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4">TERMO DE ABERTURA</text:span><text:span text:style-name="T3"> DO PROJETO</text:span></text:p>
      <text:p text:style-name="P17"/>
      <text:p text:style-name="P16">Identificação do Projeto</text:p>
      <text:p text:style-name="P1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Projeto</text:p>
            <text:p text:style-name="P11">{Nome do projeto}</text:p>
          </table:table-cell>
        </table:table-row>
      </table:table>
      <text:p text:style-name="P15"/>
      <text:p text:style-name="P16">Histórico de Registro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>Versão</text:p>
          </table:table-cell>
          <table:table-cell table:style-name="Table2.A1" office:value-type="string">
            <text:p text:style-name="P7">Data</text:p>
          </table:table-cell>
          <table:table-cell table:style-name="Table2.A1" office:value-type="string">
            <text:p text:style-name="P7">Autor</text:p>
          </table:table-cell>
          <table:table-cell table:style-name="Table2.D1" office:value-type="string">
            <text:p text:style-name="P7">Descrição</text:p>
          </table:table-cell>
        </table:table-row>
        <table:table-row table:style-name="Table2.1">
          <table:table-cell table:style-name="Table2.A1" office:value-type="string">
            <text:p text:style-name="P9">1.0</text:p>
          </table:table-cell>
          <table:table-cell table:style-name="Table2.A1" office:value-type="string">
            <text:p text:style-name="P11">Data do histórico: dd/mm/aaaa}</text:p>
          </table:table-cell>
          <table:table-cell table:style-name="Table2.A1" office:value-type="string">
            <text:p text:style-name="P11">{Autor da elaboração/modificação}</text:p>
          </table:table-cell>
          <table:table-cell table:style-name="Table2.D1" office:value-type="string">
            <text:p text:style-name="P8">Elaboração do documento</text:p>
          </table:table-cell>
        </table:table-row>
        <table:table-row table:style-name="Table2.1">
          <table:table-cell table:style-name="Table2.A1" office:value-type="string">
            <text:p text:style-name="P27">{1.1}</text:p>
          </table:table-cell>
          <table:table-cell table:style-name="Table2.A1" office:value-type="string">
            <text:p text:style-name="P11">Data do histórico: dd/mm/aaaa}</text:p>
          </table:table-cell>
          <table:table-cell table:style-name="Table2.A1" office:value-type="string">
            <text:p text:style-name="P11">{Autor da elaboração/modificação}</text:p>
          </table:table-cell>
          <table:table-cell table:style-name="Table2.D1" office:value-type="string">
            <text:p text:style-name="P11">{Motivo da modificação}</text:p>
          </table:table-cell>
        </table:table-row>
      </table:table>
      <text:p text:style-name="P19"/>
      <text:h text:style-name="P32" text:outline-level="1">Justificativa</text:h>
      <text:p text:style-name="P11">{Descrever o problema ou a oportunidade que justifica o desenvolvimento deste projeto. Pode conter uma breve descrição da situação atual. Lembre-se de contextualizar a importância do projeto para organização e, caso julgue necessário, explique os impactos deste projeto não seja executado. Se o projeto é derivado de demanda legal ou solicitado pela alta administração, essa informação deve ser ressaltada, pois impacta na prioridade do projeto.</text:p>
      <text:p text:style-name="P11">A justificativa do projeto deve responder às seguintes questões:</text:p>
      <text:list xml:id="list1072866936995404869" text:style-name="WW8Num12">
        <text:list-item>
          <text:p text:style-name="P28">Por que o projeto é necessário? </text:p>
        </text:list-item>
        <text:list-item>
          <text:p text:style-name="P28">Quais os motivos que geraram a sua necessidade?</text:p>
        </text:list-item>
        <text:list-item>
          <text:p text:style-name="P28">Quais os benefícios?}</text:p>
        </text:list-item>
      </text:list>
      <text:h text:style-name="P33" text:outline-level="1">Objetivo do Projeto</text:h>
      <text:p text:style-name="P11">{Descrever o que se pretende realizar para resolver o problema central ou explorar a oportunidade identificada.</text:p>
      <text:p text:style-name="P11">Para a correta definição do objetivo específico siga a regra “SMART”:</text:p>
      <text:list xml:id="list3081965782957576533" text:style-name="WW8Num7">
        <text:list-item>
          <text:p text:style-name="P29">Specífic (específico): Deve ser redigido de forma clara, concisa e compreensiva;</text:p>
        </text:list-item>
        <text:list-item>
          <text:p text:style-name="P29">Measurable (mensurável): O objetivo específico deve ser mensurável, ou seja, possível de ser medido por meio de um ou mais indicadores;</text:p>
        </text:list-item>
        <text:list-item>
          <text:p text:style-name="P29">Agreed (acordado): Deve ser acordado com as partes interessadas (Stakeholders);</text:p>
        </text:list-item>
        <text:list-item>
          <text:p text:style-name="P29">Realistic (realista): Deve estar centrado na realidade, no que é possível de ser feito considerando as premissas e restrições existentes;</text:p>
        </text:list-item>
        <text:list-item>
          <text:p text:style-name="P29">Time Bound (Limitado no tempo): Deve ter um prazo determinado para sua finalização}</text:p>
        </text:list-item>
      </text:list>
      <text:p text:style-name="P23"/>
      <text:h text:style-name="P34" text:outline-level="1">Alinhamento Estratégico</text:h>
      <text:p text:style-name="P38">{Relacionar com quais objetivos do Planejamento Estratégico vigente o projeto está contribuindo. Podem ser citados objetivos estratégicos corporativos ou setoriais desde que identificados.}</text:p>
      <text:p text:style-name="P23"/>
      <text:h text:style-name="P32" text:outline-level="1">Responsabilidades e Partes Interessadas</text:h>
      <text:p text:style-name="P38">{Descrever quais as unidades administrativas estão envolvidas na execução do projeto com um breve relato das responsabilidades de cada uma. Todas as áreas informadas receberão cópia deste documento.}</text:p>
      <text:p text:style-name="P24"/>
      <text:h text:style-name="P32" text:outline-level="1"><text:soft-page-break/>Escopo</text:h>
      <text:p text:style-name="P38">{Descrever os resultados esperados e produzidos no projeto como, por exemplo, os produtos e serviços a serem entregues, a documentação elaborada.}</text:p>
      <text:p text:style-name="P24"/>
      <text:h text:style-name="P32" text:outline-level="1">Restrições</text:h>
      <text:p text:style-name="P38">{Restrições são condições ou situações que limitam seu planejamento e desenvolvimento e não podem ser eliminadas ou alteradas no decorrer do projeto. Devem ser descritas em tópicos e acompanhadas de metas valoradas. Ex.: Orçamento predefinido ou datas impostas.}</text:p>
      <text:p text:style-name="P24"/>
      <text:h text:style-name="P32" text:outline-level="1">Riscos Iniciais</text:h>
      <text:p text:style-name="P38">{Relacionar em tópicos os riscos iniciais identificados no projeto.}</text:p>
      <text:p text:style-name="P23"/>
      <text:h text:style-name="P32" text:outline-level="1">Tempo Estimado</text:h>
      <text:p text:style-name="P38">{Estimar o tempo necessário para a conclusão do projeto.}</text:p>
      <text:p text:style-name="P23"/>
      <text:h text:style-name="P32" text:outline-level="1">Custo Estimado</text:h>
      <text:p text:style-name="P38">{Estimar o custo necessário para a execução do projeto.}</text:p>
      <text:p text:style-name="P38"/>
      <text:p text:style-name="P39">10. Ferramentas utilizadas</text:p>
      <text:list xml:id="list6938478959012119188" text:style-name="L1">
        <text:list-item>
          <text:p text:style-name="P40">Github</text:p>
        </text:list-item>
      </text:list>
      <text:p text:style-name="P22"/>
      <text:h text:style-name="P35" text:outline-level="1" text:is-list-header="true"><text:span text:style-name="T6">11. </text:span>Gerente do Projeto</text:h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36" text:outline-level="2">Nome</text:h>
          </table:table-cell>
          <table:table-cell table:style-name="Table3.B1" office:value-type="string">
            <text:h text:style-name="P37" text:outline-level="2">Email</text:h>
          </table:table-cell>
        </table:table-row>
      </table:table>
      <text:p text:style-name="P20"/>
      <text:h text:style-name="P35" text:outline-level="1" text:is-list-header="true"><text:span text:style-name="T6">12. </text:span>Aprovação do Termo de Abertura</text:h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1">Unidade Demandante</text:p>
          </table:table-cell>
          <table:table-cell table:style-name="Table4.B1" office:value-type="string">
            <text:p text:style-name="P10">Data</text:p>
          </table:table-cell>
          <table:table-cell table:style-name="Table4.C1" office:value-type="string">
            <text:p text:style-name="P18">Assinatura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417in" fo:margin-bottom="0.0417in" loext:contextual-spacing="false" style:line-height-at-least="0.1665in" fo:orphans="0" fo:widows="0" fo:keep-with-next="always">
        <style:tab-stops>
          <style:tab-stop style:position="0.1972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181in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1.2799in" fo:margin-right="0in" fo:orphans="2" fo:widows="2" fo:text-indent="0in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0.5in" fo:margin-right="0in" fo:margin-top="0in" fo:margin-bottom="0.0835in" loext:contextual-spacing="false" style:line-height-at-least="0.1665in" fo:hyphenation-ladder-count="no-limit" fo:text-indent="0in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2957in" fo:margin-right="0in" fo:line-height="150%" fo:text-align="justify" style:justify-single-word="false" fo:text-indent="0in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957in" fo:text-indent="-0.25in" fo:margin-left="3.2957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957in" fo:text-indent="-0.25in" fo:margin-left="3.795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957in" fo:text-indent="-0.25in" fo:margin-left="4.2957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957in" fo:text-indent="-0.25in" fo:margin-left="4.79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6.0563in" fo:margin-left="-0.075in" table:align="left" style:writing-mode="lr-tb"/>
    </style:style>
    <style:style style:name="Table7.A" style:family="table-column">
      <style:table-column-properties style:column-width="1.1361in"/>
    </style:style>
    <style:style style:name="Table7.B" style:family="table-column">
      <style:table-column-properties style:column-width="4.920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6.0563in" fo:margin-left="-0.075in" table:align="left" style:writing-mode="lr-tb"/>
    </style:style>
    <style:style style:name="Table6.A" style:family="table-column">
      <style:table-column-properties style:column-width="2.3201in"/>
    </style:style>
    <style:style style:name="Table6.B" style:family="table-column">
      <style:table-column-properties style:column-width="1.7875in"/>
    </style:style>
    <style:style style:name="Table6.C" style:family="table-column">
      <style:table-column-properties style:column-width="1.8819in"/>
    </style:style>
    <style:style style:name="Table6.D" style:family="table-column">
      <style:table-column-properties style:column-width="0.0667in"/>
    </style:style>
    <style:style style:name="Table6.1" style:family="table-row">
      <style:table-row-properties style:min-row-height="0.0917in"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none" fo:border-right="none" fo:border-top="0.5pt solid #808080" fo:border-bottom="none" style:writing-mode="lr-tb"/>
    </style:style>
    <style:style style:name="Table6.D1" style:family="table-cell">
      <style:table-cell-properties fo:padding="0in" fo:border="none"/>
    </style:style>
    <style:style style:name="Table6.A2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6.C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fo:margin-left="0in" fo:margin-right="-5.4134in" fo:text-align="center" style:justify-single-word="false" fo:text-indent="0in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2.828in" fo:margin-right="0.0783in" fo:text-align="center" style:justify-single-word="false" fo:text-indent="1.6917in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8in" style:dynamic-spacing="true"/>
      </style:header-style>
      <style:footer-style>
        <style:header-footer-properties fo:min-height="0.4917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draw:frame draw:style-name="Mfr1" draw:name="Imagem 1" text:anchor-type="as-char" svg:width="1.4992in" svg:height="0.6429in" draw:z-index="1"><draw:image xlink:href="Pictures/10000000000000690000002D26248C5A734A65FC.png" xlink:type="simple" xlink:show="embed" xlink:actuate="onLoad"/></draw:frame></text:p>
            </table:table-cell>
            <table:table-cell table:style-name="Table7.B1" office:value-type="string">
              <text:p text:style-name="MP2"><draw:frame draw:style-name="Mfr1" draw:name="Image1" text:anchor-type="as-char" svg:width="1.3957in" svg:height="1.1665in" draw:z-index="3"><draw:image xlink:href="Pictures/10000000000002F700000279D50D8235AC0E6D17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Versão: 2.0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1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23T14:58:25.106445040</dc:date>
    <meta:print-date>2010-10-06T12:21:00</meta:print-date>
    <meta:editing-cycles>83</meta:editing-cycles>
    <meta:editing-duration>PT3H45M20S</meta:editing-duration>
    <meta:generator>LibreOffice/5.1.4.2$Linux_X86_64 LibreOffice_project/10m0$Build-2</meta:generator>
    <meta:document-statistic meta:table-count="6" meta:image-count="2" meta:object-count="0" meta:page-count="2" meta:paragraph-count="59" meta:word-count="440" meta:character-count="2949" meta:non-whitespace-character-count="2582"/>
  </office:meta>
</office:document-meta>
</file>